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729f" officeooo:paragraph-rsid="0004729f"/>
    </style:style>
    <style:style style:name="P2" style:family="paragraph" style:parent-style-name="Standard">
      <style:text-properties officeooo:rsid="000544f3" officeooo:paragraph-rsid="000bd584"/>
    </style:style>
    <style:style style:name="P3" style:family="paragraph" style:parent-style-name="Standard">
      <style:text-properties officeooo:rsid="000737a8" officeooo:paragraph-rsid="000bd584"/>
    </style:style>
    <style:style style:name="P4" style:family="paragraph" style:parent-style-name="Standard">
      <style:paragraph-properties fo:text-align="center" style:justify-single-word="false"/>
      <style:text-properties fo:font-size="24pt" officeooo:rsid="0004729f" officeooo:paragraph-rsid="000bc392" style:font-size-asian="24pt" style:font-size-complex="24pt"/>
    </style:style>
    <style:style style:name="P5" style:family="paragraph" style:parent-style-name="Standard">
      <style:text-properties officeooo:rsid="000bd584" officeooo:paragraph-rsid="000bd584"/>
    </style:style>
    <style:style style:name="P6" style:family="paragraph" style:parent-style-name="Standard">
      <style:text-properties officeooo:rsid="00105330" officeooo:paragraph-rsid="00105330"/>
    </style:style>
    <style:style style:name="P7" style:family="paragraph" style:parent-style-name="Standard">
      <style:text-properties officeooo:rsid="00182d21" officeooo:paragraph-rsid="00182d21"/>
    </style:style>
    <style:style style:name="P8" style:family="paragraph" style:parent-style-name="Standard">
      <style:text-properties officeooo:rsid="000db43a" officeooo:paragraph-rsid="0004729f"/>
    </style:style>
    <style:style style:name="P9" style:family="paragraph" style:parent-style-name="Standard">
      <style:text-properties officeooo:paragraph-rsid="00182d21"/>
    </style:style>
    <style:style style:name="P10" style:family="paragraph" style:parent-style-name="Standard">
      <style:text-properties fo:font-size="20pt" officeooo:rsid="00182d21" officeooo:paragraph-rsid="00182d21" style:font-size-asian="20pt" style:font-size-complex="20pt"/>
    </style:style>
    <style:style style:name="P11" style:family="paragraph" style:parent-style-name="Standard">
      <style:text-properties officeooo:paragraph-rsid="001a8209"/>
    </style:style>
    <style:style style:name="P12" style:family="paragraph" style:parent-style-name="Standard">
      <style:text-properties officeooo:rsid="0004729f" officeooo:paragraph-rsid="0004729f"/>
    </style:style>
    <style:style style:name="P13" style:family="paragraph" style:parent-style-name="Standard">
      <style:text-properties officeooo:rsid="001a8209" officeooo:paragraph-rsid="001a8209"/>
    </style:style>
    <style:style style:name="P14" style:family="paragraph" style:parent-style-name="Standard">
      <style:text-properties fo:font-size="18pt" officeooo:rsid="001a8209" officeooo:paragraph-rsid="001a8209" style:font-size-asian="18pt" style:font-size-complex="18pt"/>
    </style:style>
    <style:style style:name="T1" style:family="text">
      <style:text-properties officeooo:rsid="000bd584"/>
    </style:style>
    <style:style style:name="T2" style:family="text">
      <style:text-properties officeooo:rsid="00182d21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9730c"/>
    </style:style>
    <style:style style:name="T5" style:family="text">
      <style:text-properties officeooo:rsid="001a8209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 ton gantry lift</text:p>
      <text:p text:style-name="P4"/>
      <text:p text:style-name="P6">Prior Art / model type:</text:p>
      <text:p text:style-name="P1">http://www.lkgoodwin.com/more_info/a_series_gantry_crane/a_series_gantry_crane.shtml</text:p>
      <text:p text:style-name="P1"/>
      <text:p text:style-name="P1"/>
      <text:p text:style-name="P5">10ft span <text:s/>(outside)</text:p>
      <text:p text:style-name="P1"><text:span text:style-name="T1">Minimum </text:span>Clear span 8’10”</text:p>
      <text:p text:style-name="P1"/>
      <text:p text:style-name="P3">Minimum 7’ high </text:p>
      <text:p text:style-name="P3">Maximum 11’ high</text:p>
      <text:p text:style-name="P2"/>
      <text:p text:style-name="P1">Caster spread – 6’ 6”</text:p>
      <text:p text:style-name="P1">Wheel diameter – 8”</text:p>
      <text:p text:style-name="P1"/>
      <text:p text:style-name="P14">IMPORTANT SAFETY INFORMATION</text:p>
      <text:p text:style-name="P13"><text:tab/>Method of lifting</text:p>
      <text:p text:style-name="P13"><text:tab/><text:tab/>- This crane will be designed for <text:span text:style-name="T6">vertical, unguided</text:span> loads only.</text:p>
      <text:p text:style-name="P13"/>
      <text:p text:style-name="P13"><text:tab/><text:tab/>- As flipping a mill over on its back is one of the goals for the gantry, this will have to take place with two hoists – one at the top, the other with a sling at the bottom. As one ascends, the other can descend to safely manipulate the casting.</text:p>
      <text:p text:style-name="P13"/>
      <text:p text:style-name="P13"><text:tab/><text:tab/>- The 10ft clearance of the gantry should facilitate this kind of thing.</text:p>
      <text:p text:style-name="P13"/>
      <text:p text:style-name="P13"><text:tab/></text:p>
      <text:p text:style-name="P13"><text:tab/>Moving Load</text:p>
      <text:p text:style-name="P13"><text:tab/><text:tab/>Should this move on the casters?</text:p>
      <text:p text:style-name="P13"><text:tab/><text:tab/>What kind of casters should it have?</text:p>
      <text:p text:style-name="P13"><text:tab/></text:p>
      <text:p text:style-name="P1"/>
      <text:p text:style-name="P1"/>
      <text:p text:style-name="P10">STANDARDS</text:p>
      <text:p text:style-name="P10"><text:tab/><text:span text:style-name="T3">Test Standard</text:span></text:p>
      <text:p text:style-name="P7"><text:tab/><text:span text:style-name="T4">ASME </text:span>B30.2 – Test to 1.25x capacity (5000lb)</text:p>
      <text:p text:style-name="P7"/>
      <text:p text:style-name="P7"><text:tab/><text:span text:style-name="T3">Design factor of safety - </text:span></text:p>
      <text:p text:style-name="P7"/>
      <text:p text:style-name="P7"><text:tab/>AWS has allowable unit stresses in weldments?</text:p>
      <text:p text:style-name="P7"><text:tab/>AISC publishes unit stresses for steel structures</text:p>
      <text:p text:style-name="P7"/>
      <text:p text:style-name="P7"><text:tab/>Per Marks, p. 419 in section 5, “strength of materials”</text:p>
      <text:p text:style-name="P7"><text:tab/></text:p>
      <text:p text:style-name="P9"><text:span text:style-name="T2"><text:tab/></text:span>ASME B30.16 – hoists <text:span text:style-name="T5">(hoist should follow this)</text:span></text:p>
      <text:p text:style-name="Standard"><text:tab/>ASME B30.17 – <text:span text:style-name="T5">Cranes and Monorails (design to this)</text:span></text:p>
      <text:p text:style-name="Standard"><text:soft-page-break/><text:tab/>ASME B30.2 - gantry cranes <text:span text:style-name="T5">(design to this)</text:span></text:p>
      <text:p text:style-name="P11"><text:tab/><text:tab/><text:a xlink:type="simple" xlink:href="https://www.asme.org/products/codes-standards/b302-2016-overhead-gantry-cranes-top-running" text:style-name="Internet_20_link" text:visited-style-name="Visited_20_Internet_20_Link"><text:span text:style-name="T5">https://www.asme.org/products/codes-standards/b302-2016-overhead-gantry-cranes-top-running</text:span></text:a></text:p>
      <text:p text:style-name="P11"/>
      <text:p text:style-name="P11"/>
      <text:p text:style-name="P11"/>
      <text:p text:style-name="P11"/>
      <text:p text:style-name="P7"/>
      <text:p text:style-name="P7"><text:tab/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03:02.345775051</meta:creation-date>
    <dc:date>2018-02-23T20:29:54.859508650</dc:date>
    <meta:editing-duration>P3DT19H33M1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188" meta:character-count="1245" meta:non-whitespace-character-count="1049"/>
  </office:meta>
</office:document-meta>
</file>